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bottom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fill="solid" draw:fill-color="#ffffff" draw:opacity="50%" draw:textarea-horizontal-align="left" draw:auto-grow-height="true" draw:auto-grow-width="true" fo:min-height="0cm" fo:min-width="0cm" fo:padding-top="0.175cm" fo:padding-bottom="0.175cm" fo:padding-left="0.3cm" fo:padding-right="0.3cm" draw:shadow-opacity="50%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3" draw:id="id3" draw:layer="layout" svg:width="1.205cm" svg:height="1.313cm" svg:x="14.1cm" svg:y="2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205cm" svg:height="1.313cm" svg:x="9.495cm" svg:y="2.7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cm" svg:height="8.5cm" svg:x="1.4cm" svg:y="6.8cm">
          <text:p text:style-name="P1">Memory space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6.8cm" svg:height="2.8cm" svg:x="9cm" svg:y="1.2cm">
          <text:p text:style-name="P1">Haskell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7cm" svg:height="6cm" svg:x="17.4cm" svg:y="7.8cm">
          <text:p text:style-name="P1">GC he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custom-shape draw:style-name="gr3" draw:text-style-name="P1" draw:layer="layout" svg:width="4cm" svg:height="2.1cm" svg:x="18.9cm" svg:y="9.8cm">
            <text:p text:style-name="P1">Thunk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cm" svg:height="2.1cm" svg:x="18.7cm" svg:y="9.6cm">
            <text:p text:style-name="P1">Thunk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cm" svg:height="2.1cm" svg:x="18.5cm" svg:y="9.4cm">
            <text:p text:style-name="P1">Thunk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xml:id="id6" draw:id="id6" draw:layer="layout" svg:width="8cm" svg:height="2.5cm" svg:x="8.4cm" svg:y="9.5cm">
          <text:p text:style-name="P1">Hardware register</text:p>
          <draw:enhanced-geometry svg:viewBox="0 0 21600 21600" draw:type="rectangle" draw:enhanced-path="M 0 0 L 21600 0 21600 21600 0 21600 0 0 Z N"/>
        </draw:custom-shape>
        <draw:g xml:id="id2" draw:id="id2">
          <draw:custom-shape draw:style-name="gr3" draw:text-style-name="P1" draw:layer="layout" svg:width="4.6cm" svg:height="2.1cm" svg:x="2.9cm" svg:y="9.9cm">
            <text:p text:style-name="P1">C struc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1cm" svg:x="2.7cm" svg:y="9.7cm">
            <text:p text:style-name="P1">C struct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4.6cm" svg:height="2.1cm" svg:x="2.5cm" svg:y="9.5cm">
            <text:p text:style-name="P1">C struct</text:p>
            <draw:enhanced-geometry svg:viewBox="0 0 21600 21600" draw:type="rectangle" draw:enhanced-path="M 0 0 L 21600 0 21600 21600 0 21600 0 0 Z N"/>
          </draw:custom-shape>
        </draw:g>
        <draw:connector draw:style-name="gr4" draw:text-style-name="P1" draw:layer="layout" draw:type="curve" svg:x1="10.097cm" svg:y1="4.013cm" svg:x2="5cm" svg:y2="9.5cm" draw:start-shape="id1" draw:start-glue-point="2" draw:end-shape="id2" svg:d="M10097 4013c0 4077-5097 1334-5097 5487" svg:viewBox="0 0 5098 5488">
          <text:p/>
        </draw:connector>
        <draw:connector draw:style-name="gr4" draw:text-style-name="P1" draw:layer="layout" draw:type="curve" svg:x1="14.702cm" svg:y1="4.013cm" svg:x2="20.7cm" svg:y2="9.4cm" draw:start-shape="id3" draw:start-glue-point="2" draw:end-shape="id4" svg:d="M14702 4013c0 4002 5998 1309 5998 5387" svg:viewBox="0 0 5999 5388">
          <text:p/>
        </draw:connector>
        <draw:connector draw:style-name="gr4" draw:text-style-name="P1" draw:layer="layout" draw:type="curve" svg:x1="12.4cm" svg:y1="4cm" svg:x2="12.4cm" svg:y2="9.5cm" draw:start-shape="id5" draw:start-glue-point="2" draw:end-shape="id6" svg:d="M12400 4000v5500" svg:viewBox="0 0 1 5501">
          <text:p/>
        </draw:connector>
        <draw:frame draw:style-name="gr5" draw:text-style-name="P2" draw:layer="layout" svg:width="9.496cm" svg:height="1.431cm" svg:x="15.4cm" svg:y="4.569cm">
          <draw:text-box>
            <text:p text:style-name="P2">Easy to access with type</text:p>
          </draw:text-box>
        </draw:frame>
        <draw:frame draw:style-name="gr6" draw:text-style-name="P2" draw:layer="layout" svg:width="5.809cm" svg:height="1.431cm" svg:x="7.391cm" svg:y="4.8cm">
          <draw:text-box>
            <text:p text:style-name="P2">Can't use typ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wiss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VL ゴシック" style:font-family-asian="'VL 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4-07-24T18:51:08.968864198</meta:creation-date>
    <dc:date>2014-07-24T18:59:46.116366363</dc:date>
    <dc:creator>Okabe Kiwamu</dc:creator>
    <meta:editing-duration>PT8M19S</meta:editing-duration>
    <meta:editing-cycles>23</meta:editing-cycles>
    <meta:generator>LibreOffice/4.2.5.2$Linux_X86_64 LibreOffice_project/420m0$Build-2</meta:generator>
    <meta:document-statistic meta:object-count="19"/>
  </office:meta>
</office:document-meta>
</file>